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stroke="dash" draw:stroke-dash="Ultrafine_20_Dashed" svg:stroke-width="0.6cm" draw:marker-start-width="1.249cm" draw:marker-end-width="1.249cm" draw:textarea-horizontal-align="center" draw:textarea-vertical-align="middle" fo:padding-top="0.296cm" fo:padding-bottom="0.296cm" fo:padding-left="0.296cm" fo:padding-right="0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Line_20_Style_20_9" svg:stroke-width="0.6cm" draw:marker-start-width="1.249cm" draw:marker-end-width="1.249cm" draw:textarea-horizontal-align="center" draw:textarea-vertical-align="middle" fo:padding-top="0.296cm" fo:padding-bottom="0.296cm" fo:padding-left="0.296cm" fo:padding-right="0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otted_20__28_var_29_" svg:stroke-width="0.6cm" draw:marker-start-width="1.249cm" draw:marker-end-width="1.249cm" draw:textarea-horizontal-align="center" draw:textarea-vertical-align="middle" fo:padding-top="0.296cm" fo:padding-bottom="0.296cm" fo:padding-left="0.296cm" fo:padding-right="0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_33__20_Dashes_20_3_20_Dots_20__28_var_29_" svg:stroke-width="0.6cm" draw:marker-start-width="1.249cm" draw:marker-end-width="1.249cm" draw:textarea-horizontal-align="center" draw:textarea-vertical-align="middle" fo:padding-top="0.296cm" fo:padding-bottom="0.296cm" fo:padding-left="0.296cm" fo:padding-right="0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Line_20_with_20_Fine_20_Dots" svg:stroke-width="0.6cm" draw:marker-start-width="1.249cm" draw:marker-end-width="1.249cm" draw:textarea-horizontal-align="center" draw:textarea-vertical-align="middle" fo:padding-top="0.296cm" fo:padding-bottom="0.296cm" fo:padding-left="0.296cm" fo:padding-right="0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otted" svg:stroke-width="0.6cm" draw:marker-start-width="1.249cm" draw:marker-end-width="1.249cm" draw:textarea-horizontal-align="center" draw:textarea-vertical-align="middle" fo:padding-top="0.296cm" fo:padding-bottom="0.296cm" fo:padding-left="0.296cm" fo:padding-right="0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Ultrafine_20_2_20_Dots_20_3_20_Dashes" svg:stroke-width="0.6cm" draw:marker-start-width="1.249cm" draw:marker-end-width="1.249cm" draw:textarea-horizontal-align="center" draw:textarea-vertical-align="middle" fo:padding-top="0.296cm" fo:padding-bottom="0.296cm" fo:padding-left="0.296cm" fo:padding-right="0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Fine_20_Dashed" svg:stroke-width="0.6cm" draw:marker-start-width="1.249cm" draw:marker-end-width="1.249cm" draw:textarea-horizontal-align="center" draw:textarea-vertical-align="middle" fo:padding-top="0.296cm" fo:padding-bottom="0.296cm" fo:padding-left="0.296cm" fo:padding-right="0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_32__20_Dots_20_1_20_Dash" svg:stroke-width="0.6cm" draw:marker-start-width="1.249cm" draw:marker-end-width="1.249cm" draw:textarea-horizontal-align="center" draw:textarea-vertical-align="middle" fo:padding-top="0.296cm" fo:padding-bottom="0.296cm" fo:padding-left="0.296cm" fo:padding-right="0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Dashed_20__28_var_29_" svg:stroke-width="0.6cm" draw:marker-start-width="1.249cm" draw:marker-end-width="1.249cm" draw:textarea-horizontal-align="center" draw:textarea-vertical-align="middle" fo:padding-top="0.296cm" fo:padding-bottom="0.296cm" fo:padding-left="0.296cm" fo:padding-right="0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0" draw:name="Shape1" draw:style-name="gr1" draw:text-style-name="P1" svg:x1="1.589cm" svg:y1="2.219cm" svg:x2="15.559cm" svg:y2="2.219cm"><text:p/></draw:line><draw:line text:anchor-type="paragraph" draw:z-index="1" draw:name="Shape1" draw:style-name="gr2" draw:text-style-name="P1" svg:x1="1.589cm" svg:y1="16.221cm" svg:x2="15.559cm" svg:y2="16.221cm"><text:p/></draw:line><draw:line text:anchor-type="paragraph" draw:z-index="2" draw:name="Shape1" draw:style-name="gr3" draw:text-style-name="P1" svg:x1="1.589cm" svg:y1="14.22cm" svg:x2="15.559cm" svg:y2="14.22cm"><text:p/></draw:line><draw:line text:anchor-type="paragraph" draw:z-index="3" draw:name="Shape1" draw:style-name="gr4" draw:text-style-name="P1" svg:x1="1.589cm" svg:y1="12.22cm" svg:x2="15.559cm" svg:y2="12.22cm"><text:p/></draw:line><draw:line text:anchor-type="paragraph" draw:z-index="4" draw:name="Shape1" draw:style-name="gr5" draw:text-style-name="P1" svg:x1="1.589cm" svg:y1="10.22cm" svg:x2="15.559cm" svg:y2="10.22cm"><text:p/></draw:line><draw:line text:anchor-type="paragraph" draw:z-index="5" draw:name="Shape1" draw:style-name="gr6" draw:text-style-name="P1" svg:x1="1.589cm" svg:y1="8.22cm" svg:x2="15.559cm" svg:y2="8.22cm"><text:p/></draw:line><draw:line text:anchor-type="paragraph" draw:z-index="6" draw:name="Shape1" draw:style-name="gr7" draw:text-style-name="P1" svg:x1="1.589cm" svg:y1="6.219cm" svg:x2="15.559cm" svg:y2="6.219cm"><text:p/></draw:line><draw:line text:anchor-type="paragraph" draw:z-index="7" draw:name="Shape1" draw:style-name="gr8" draw:text-style-name="P1" svg:x1="1.589cm" svg:y1="4.219cm" svg:x2="15.559cm" svg:y2="4.219cm"><text:p/></draw:line><draw:line text:anchor-type="paragraph" draw:z-index="8" draw:name="Shape1" draw:style-name="gr9" draw:text-style-name="P1" svg:x1="1.589cm" svg:y1="18.221cm" svg:x2="15.559cm" svg:y2="18.221cm"><text:p/></draw:line><draw:line text:anchor-type="paragraph" draw:z-index="9" draw:name="Shape1" draw:style-name="gr10" draw:text-style-name="P1" svg:x1="1.589cm" svg:y1="20.221cm" svg:x2="15.559cm" svg:y2="20.221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2:13:08.701000000</meta:creation-date>
    <dc:date>2018-10-03T14:04:47.272000000</dc:date>
    <meta:editing-duration>PT2M56S</meta:editing-duration>
    <meta:editing-cycles>3</meta:editing-cycles>
    <meta:generator>LibreOffice/6.1.0.3$Windows_x86 LibreOffice_project/efb621ed25068d70781dc026f7e9c5187a4decd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